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automatic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5F5F5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5.82083333333333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7" table:number-rows-spanned="1" table:style-name="ce17">
            <text:p>SIMBOLOGIA DE ESTRUTURAS SEDIMENTARES</text:p>
          </table:table-cell>
          <table:covered-table-cell table:number-columns-repeated="6"/>
          <table:table-cell table:style-name="ce13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2">
            <text:p>BYTECODE DECIMAL</text:p>
          </table:table-cell>
          <table:table-cell office:value-type="string" table:style-name="ce2">
            <text:p>UNICODE (nome arquivo SVG)</text:p>
          </table:table-cell>
          <table:table-cell office:value-type="string" table:style-name="ce3">
            <text:p>SYMBOL SELECTOR</text:p>
            <text:p>(size)</text:p>
          </table:table-cell>
          <table:table-cell office:value-type="string" table:style-name="ce4">
            <text:p>TAMANHO</text:p>
            <text:p>(mm)</text:p>
          </table:table-cell>
          <table:table-cell office:value-type="string" table:style-name="ce4">
            <text:p>COR</text:p>
          </table:table-cell>
          <table:table-cell office:value-type="string" table:style-name="ce4">
            <text:p>DESCRIÇÃO DO SÍMBOLO</text:p>
          </table:table-cell>
          <table:table-cell office:value-type="string" table:style-name="ce4">
            <text:p>NOME ARQUIVO OTF</text:p>
          </table:table-cell>
          <table:table-cell table:number-columns-repeated="3" table:style-name="ce5"/>
          <table:table-cell table:number-columns-repeated="16374"/>
        </table:table-row>
        <table:table-row table:style-name="ro1">
          <table:table-cell office:value-type="float" office:value="162" table:style-name="ce6">
            <text:p>162</text:p>
          </table:table-cell>
          <table:table-cell office:value-type="string" office:string-value="U00A2" table:formula="of:=COM.MICROSOFT.CONCAT(&quot;U00&quot;;DEC2HEX([.A3]))" table:style-name="ce7">
            <text:p>U00A2</text:p>
          </table:table-cell>
          <table:table-cell office:value-type="float" office:value="8.5299999999999994" table:style-name="ce14">
            <text:p>8,53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Bimodalidad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8" table:style-name="ce6">
            <text:p>218</text:p>
          </table:table-cell>
          <table:table-cell office:value-type="string" office:string-value="U00DA" table:formula="of:=COM.MICROSOFT.CONCAT(&quot;U00&quot;;DEC2HEX([.A4]))" table:style-name="ce7">
            <text:p>U00DA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Birdsey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3" table:style-name="ce6">
            <text:p>163</text:p>
          </table:table-cell>
          <table:table-cell office:value-type="string" office:string-value="U00A3" table:formula="of:=COM.MICROSOFT.CONCAT(&quot;U00&quot;;DEC2HEX([.A5]))" table:style-name="ce7">
            <text:p>U00A3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Brecha de colaps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4" table:style-name="ce6">
            <text:p>164</text:p>
          </table:table-cell>
          <table:table-cell office:value-type="string" office:string-value="U00A4" table:formula="of:=COM.MICROSOFT.CONCAT(&quot;U00&quot;;DEC2HEX([.A6]))" table:style-name="ce7">
            <text:p>U00A4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alich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5" table:style-name="ce6">
            <text:p>165</text:p>
          </table:table-cell>
          <table:table-cell office:value-type="string" office:string-value="U00A5" table:formula="of:=COM.MICROSOFT.CONCAT(&quot;U00&quot;;DEC2HEX([.A7]))" table:style-name="ce7">
            <text:p>U00A5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calcí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6" table:style-name="ce6">
            <text:p>166</text:p>
          </table:table-cell>
          <table:table-cell office:value-type="string" office:string-value="U00A6" table:formula="of:=COM.MICROSOFT.CONCAT(&quot;U00&quot;;DEC2HEX([.A8]))" table:style-name="ce7">
            <text:p>U00A6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dolomí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7" table:style-name="ce6">
            <text:p>167</text:p>
          </table:table-cell>
          <table:table-cell office:value-type="string" office:string-value="U00A7" table:formula="of:=COM.MICROSOFT.CONCAT(&quot;U00&quot;;DEC2HEX([.A9]))" table:style-name="ce7">
            <text:p>U00A7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ferro-magnesífer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8" table:style-name="ce6">
            <text:p>168</text:p>
          </table:table-cell>
          <table:table-cell office:value-type="string" office:string-value="U00A8" table:formula="of:=COM.MICROSOFT.CONCAT(&quot;U00&quot;;DEC2HEX([.A10]))" table:style-name="ce7">
            <text:p>U00A8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fosfá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9" table:style-name="ce6">
            <text:p>169</text:p>
          </table:table-cell>
          <table:table-cell office:value-type="string" office:string-value="U00A9" table:formula="of:=COM.MICROSOFT.CONCAT(&quot;U00&quot;;DEC2HEX([.A11]))" table:style-name="ce7">
            <text:p>U00A9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piritos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0" table:style-name="ce6">
            <text:p>170</text:p>
          </table:table-cell>
          <table:table-cell office:value-type="string" office:string-value="U00AA" table:formula="of:=COM.MICROSOFT.CONCAT(&quot;U00&quot;;DEC2HEX([.A12]))" table:style-name="ce7">
            <text:p>U00AA</text:p>
          </table:table-cell>
          <table:table-cell office:value-type="float" office:value="12" table:style-name="ce9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creção silicos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1" table:style-name="ce6">
            <text:p>171</text:p>
          </table:table-cell>
          <table:table-cell office:value-type="string" office:string-value="U00AB" table:formula="of:=COM.MICROSOFT.CONCAT(&quot;U00&quot;;DEC2HEX([.A13]))" table:style-name="ce7">
            <text:p>U00AB</text:p>
          </table:table-cell>
          <table:table-cell office:value-type="float" office:value="11.34" table:style-name="ce9">
            <text:p>11,34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one-in-con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2" table:style-name="ce6">
            <text:p>172</text:p>
          </table:table-cell>
          <table:table-cell office:value-type="string" office:string-value="U00AC" table:formula="of:=COM.MICROSOFT.CONCAT(&quot;U00&quot;;DEC2HEX([.A14]))" table:style-name="ce7">
            <text:p>U00AC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Crosta (hardground)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61" table:style-name="ce6">
            <text:p>161</text:p>
          </table:table-cell>
          <table:table-cell office:value-type="string" office:string-value="U00A1" table:formula="of:=COM.MICROSOFT.CONCAT(&quot;U00&quot;;DEC2HEX([.A15]))" table:style-name="ce7">
            <text:p>U00A1</text:p>
          </table:table-cell>
          <table:table-cell office:value-type="float" office:value="14" table:style-name="ce9">
            <text:p>14</text:p>
          </table:table-cell>
          <table:table-cell office:value-type="float" office:value="4.9400000000000004" table:style-name="ce9">
            <text:p>4,94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Direção de paleocorrent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23" table:style-name="ce6">
            <text:p>223</text:p>
          </table:table-cell>
          <table:table-cell office:value-type="string" office:string-value="U00DF" table:formula="of:=COM.MICROSOFT.CONCAT(&quot;U00&quot;;DEC2HEX([.A16]))" table:style-name="ce7">
            <text:p>U00DF</text:p>
          </table:table-cell>
          <table:table-cell office:value-type="float" office:value="7.09" table:style-name="ce9">
            <text:p>7,09</text:p>
          </table:table-cell>
          <table:table-cell office:value-type="float" office:value="2.5" table:style-name="ce9">
            <text:p>2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Dique clástic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4" table:style-name="ce6">
            <text:p>174</text:p>
          </table:table-cell>
          <table:table-cell office:value-type="string" office:string-value="U00AE" table:formula="of:=COM.MICROSOFT.CONCAT(&quot;U00&quot;;DEC2HEX([.A17]))" table:style-name="ce7">
            <text:p>U00AE</text:p>
          </table:table-cell>
          <table:table-cell office:value-type="float" office:value="9.92" table:style-name="ce9">
            <text:p>9,92</text:p>
          </table:table-cell>
          <table:table-cell office:value-type="float" office:value="3.5" table:style-name="ce9">
            <text:p>3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ilólitos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5" table:style-name="ce6">
            <text:p>175</text:p>
          </table:table-cell>
          <table:table-cell office:value-type="string" office:string-value="U00AF" table:formula="of:=COM.MICROSOFT.CONCAT(&quot;U00&quot;;DEC2HEX([.A18]))" table:style-name="ce7">
            <text:p>U00AF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acanalad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6" table:style-name="ce6">
            <text:p>176</text:p>
          </table:table-cell>
          <table:table-cell office:value-type="string" office:string-value="U00B0" table:formula="of:=COM.MICROSOFT.CONCAT(&quot;U00&quot;;DEC2HEX([.A19]))" table:style-name="ce7">
            <text:p>U00B0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de baixo ângul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7" table:style-name="ce6">
            <text:p>177</text:p>
          </table:table-cell>
          <table:table-cell office:value-type="string" office:string-value="U00B1" table:formula="of:=COM.MICROSOFT.CONCAT(&quot;U00&quot;;DEC2HEX([.A20]))" table:style-name="ce7">
            <text:p>U00B1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espinha-de-peix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8" table:style-name="ce6">
            <text:p>178</text:p>
          </table:table-cell>
          <table:table-cell office:value-type="string" office:string-value="U00B2" table:formula="of:=COM.MICROSOFT.CONCAT(&quot;U00&quot;;DEC2HEX([.A21]))" table:style-name="ce7">
            <text:p>U00B2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hummocky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79" table:style-name="ce6">
            <text:p>179</text:p>
          </table:table-cell>
          <table:table-cell office:value-type="string" office:string-value="U00B3" table:formula="of:=COM.MICROSOFT.CONCAT(&quot;U00&quot;;DEC2HEX([.A22]))" table:style-name="ce7">
            <text:p>U00B3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sigmoidal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0" table:style-name="ce6">
            <text:p>180</text:p>
          </table:table-cell>
          <table:table-cell office:value-type="string" office:string-value="U00B4" table:formula="of:=COM.MICROSOFT.CONCAT(&quot;U00&quot;;DEC2HEX([.A23]))" table:style-name="ce7">
            <text:p>U00B4</text:p>
          </table:table-cell>
          <table:table-cell office:value-type="float" office:value="5.39" table:style-name="ce9">
            <text:p>5,39</text:p>
          </table:table-cell>
          <table:table-cell office:value-type="float" office:value="1.9" table:style-name="ce9">
            <text:p>1,9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swaley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1" table:style-name="ce6">
            <text:p>181</text:p>
          </table:table-cell>
          <table:table-cell office:value-type="string" office:string-value="U00B5" table:formula="of:=COM.MICROSOFT.CONCAT(&quot;U00&quot;;DEC2HEX([.A24]))" table:style-name="ce7">
            <text:p>U00B5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tabular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2" table:style-name="ce6">
            <text:p>182</text:p>
          </table:table-cell>
          <table:table-cell office:value-type="string" office:string-value="U00B6" table:formula="of:=COM.MICROSOFT.CONCAT(&quot;U00&quot;;DEC2HEX([.A25]))" table:style-name="ce7">
            <text:p>U00B6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cruzada tangencial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3" table:style-name="ce6">
            <text:p>183</text:p>
          </table:table-cell>
          <table:table-cell office:value-type="string" office:string-value="U00B7" table:formula="of:=COM.MICROSOFT.CONCAT(&quot;U00&quot;;DEC2HEX([.A26]))" table:style-name="ce7">
            <text:p>U00B7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de maré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8" table:style-name="ce6">
            <text:p>198</text:p>
          </table:table-cell>
          <table:table-cell office:value-type="string" office:string-value="U00C6" table:formula="of:=COM.MICROSOFT.CONCAT(&quot;U00&quot;;DEC2HEX([.A27]))" table:style-name="ce7">
            <text:p>U00C6</text:p>
          </table:table-cell>
          <table:table-cell office:value-type="float" office:value="6" table:style-name="ce9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atificação plano-paralel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6" table:style-name="ce6">
            <text:p>186</text:p>
          </table:table-cell>
          <table:table-cell office:value-type="string" office:string-value="U00BA" table:formula="of:=COM.MICROSOFT.CONCAT(&quot;U00&quot;;DEC2HEX([.A28]))" table:style-name="ce7">
            <text:p>U00BA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convolut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4" table:style-name="ce6">
            <text:p>184</text:p>
          </table:table-cell>
          <table:table-cell office:value-type="string" office:string-value="U00B8" table:formula="of:=COM.MICROSOFT.CONCAT(&quot;U00&quot;;DEC2HEX([.A29]))" table:style-name="ce7">
            <text:p>U00B8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de bola e almofad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7" table:style-name="ce6">
            <text:p>187</text:p>
          </table:table-cell>
          <table:table-cell office:value-type="string" office:string-value="U00BB" table:formula="of:=COM.MICROSOFT.CONCAT(&quot;U00&quot;;DEC2HEX([.A30]))" table:style-name="ce7">
            <text:p>U00BB</text:p>
          </table:table-cell>
          <table:table-cell office:value-type="float" office:value="4" table:style-name="ce9">
            <text:p>4</text:p>
          </table:table-cell>
          <table:table-cell office:value-type="float" office:value="1.41" table:style-name="ce9">
            <text:p>1,4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de corte e preenchiment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8" table:style-name="ce6">
            <text:p>188</text:p>
          </table:table-cell>
          <table:table-cell office:value-type="string" office:string-value="U00BC" table:formula="of:=COM.MICROSOFT.CONCAT(&quot;U00&quot;;DEC2HEX([.A31]))" table:style-name="ce7">
            <text:p>U00BC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de escorregament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string" office:string-value="U00B9" table:formula="of:=COM.MICROSOFT.CONCAT(&quot;U00&quot;;DEC2HEX([.A32]))" table:style-name="ce7">
            <text:p>U00B9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em cham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89" table:style-name="ce6">
            <text:p>189</text:p>
          </table:table-cell>
          <table:table-cell office:value-type="string" office:string-value="U00BD" table:formula="of:=COM.MICROSOFT.CONCAT(&quot;U00&quot;;DEC2HEX([.A33]))" table:style-name="ce7">
            <text:p>U00BD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em pilar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0" table:style-name="ce6">
            <text:p>190</text:p>
          </table:table-cell>
          <table:table-cell office:value-type="string" office:string-value="U00BE" table:formula="of:=COM.MICROSOFT.CONCAT(&quot;U00&quot;;DEC2HEX([.A34]))" table:style-name="ce7">
            <text:p>U00BE</text:p>
          </table:table-cell>
          <table:table-cell office:value-type="float" office:value="5.67" table:style-name="ce9">
            <text:p>5,6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Estrutura em pires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1" table:style-name="ce6">
            <text:p>191</text:p>
          </table:table-cell>
          <table:table-cell office:value-type="string" office:string-value="U00BF" table:formula="of:=COM.MICROSOFT.CONCAT(&quot;U00&quot;;DEC2HEX([.A35]))" table:style-name="ce7">
            <text:p>U00BF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Filme de argil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2" table:style-name="ce6">
            <text:p>192</text:p>
          </table:table-cell>
          <table:table-cell office:value-type="string" office:string-value="U00C0" table:formula="of:=COM.MICROSOFT.CONCAT(&quot;U00&quot;;DEC2HEX([.A36]))" table:style-name="ce7">
            <text:p>U00C0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Geod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3" table:style-name="ce6">
            <text:p>193</text:p>
          </table:table-cell>
          <table:table-cell office:value-type="string" office:string-value="U00C1" table:formula="of:=COM.MICROSOFT.CONCAT(&quot;U00&quot;;DEC2HEX([.A37]))" table:style-name="ce7">
            <text:p>U00C1</text:p>
          </table:table-cell>
          <table:table-cell office:value-type="float" office:value="8" table:style-name="ce9">
            <text:p>8</text:p>
          </table:table-cell>
          <table:table-cell office:value-type="float" office:value="2.82" table:style-name="ce9">
            <text:p>2,8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Gradação invers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4" table:style-name="ce6">
            <text:p>194</text:p>
          </table:table-cell>
          <table:table-cell office:value-type="string" office:string-value="U00C2" table:formula="of:=COM.MICROSOFT.CONCAT(&quot;U00&quot;;DEC2HEX([.A38]))" table:style-name="ce7">
            <text:p>U00C2</text:p>
          </table:table-cell>
          <table:table-cell office:value-type="float" office:value="8" table:style-name="ce9">
            <text:p>8</text:p>
          </table:table-cell>
          <table:table-cell office:value-type="float" office:value="2.82" table:style-name="ce9">
            <text:p>2,8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Gradação normal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5" table:style-name="ce6">
            <text:p>195</text:p>
          </table:table-cell>
          <table:table-cell office:value-type="string" office:string-value="U00C3" table:formula="of:=COM.MICROSOFT.CONCAT(&quot;U00&quot;;DEC2HEX([.A39]))" table:style-name="ce7">
            <text:p>U00C3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Greta de contraçã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6" table:style-name="ce6">
            <text:p>196</text:p>
          </table:table-cell>
          <table:table-cell office:value-type="string" office:string-value="U00C4" table:formula="of:=COM.MICROSOFT.CONCAT(&quot;U00&quot;;DEC2HEX([.A40]))" table:style-name="ce7">
            <text:p>U00C4</text:p>
          </table:table-cell>
          <table:table-cell office:value-type="float" office:value="5" table:style-name="ce9">
            <text:p>5</text:p>
          </table:table-cell>
          <table:table-cell office:value-type="float" office:value="1.76" table:style-name="ce9">
            <text:p>1,7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Imbricação de seixos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7" table:style-name="ce6">
            <text:p>197</text:p>
          </table:table-cell>
          <table:table-cell office:value-type="string" office:string-value="U00C5" table:formula="of:=COM.MICROSOFT.CONCAT(&quot;U00&quot;;DEC2HEX([.A41]))" table:style-name="ce7">
            <text:p>U00C5</text:p>
          </table:table-cell>
          <table:table-cell office:value-type="float" office:value="12.76" table:style-name="ce9">
            <text:p>12,76</text:p>
          </table:table-cell>
          <table:table-cell office:value-type="float" office:value="4.5" table:style-name="ce9">
            <text:p>4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Intraclastos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199" table:style-name="ce6">
            <text:p>199</text:p>
          </table:table-cell>
          <table:table-cell office:value-type="string" office:string-value="U00C7" table:formula="of:=COM.MICROSOFT.CONCAT(&quot;U00&quot;;DEC2HEX([.A42]))" table:style-name="ce7">
            <text:p>U00C7</text:p>
          </table:table-cell>
          <table:table-cell office:value-type="float" office:value="6" table:style-name="ce9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Laminação flaser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0" table:style-name="ce6">
            <text:p>200</text:p>
          </table:table-cell>
          <table:table-cell office:value-type="string" office:string-value="U00C8" table:formula="of:=COM.MICROSOFT.CONCAT(&quot;U00&quot;;DEC2HEX([.A43]))" table:style-name="ce7">
            <text:p>U00C8</text:p>
          </table:table-cell>
          <table:table-cell office:value-type="float" office:value="6" table:style-name="ce9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Laminação linsen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1" table:style-name="ce6">
            <text:p>201</text:p>
          </table:table-cell>
          <table:table-cell office:value-type="string" office:string-value="U00C9" table:formula="of:=COM.MICROSOFT.CONCAT(&quot;U00&quot;;DEC2HEX([.A44]))" table:style-name="ce7">
            <text:p>U00C9</text:p>
          </table:table-cell>
          <table:table-cell office:value-type="float" office:value="6" table:style-name="ce9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Laminação wavy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2" table:style-name="ce6">
            <text:p>202</text:p>
          </table:table-cell>
          <table:table-cell office:value-type="string" office:string-value="U00CA" table:formula="of:=COM.MICROSOFT.CONCAT(&quot;U00&quot;;DEC2HEX([.A45]))" table:style-name="ce7">
            <text:p>U00CA</text:p>
          </table:table-cell>
          <table:table-cell office:value-type="float" office:value="11" table:style-name="ce9">
            <text:p>11</text:p>
          </table:table-cell>
          <table:table-cell office:value-type="float" office:value="3.88" table:style-name="ce9">
            <text:p>3,88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Lineação de partiçã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3" table:style-name="ce6">
            <text:p>203</text:p>
          </table:table-cell>
          <table:table-cell office:value-type="string" office:string-value="U00CB" table:formula="of:=COM.MICROSOFT.CONCAT(&quot;U00&quot;;DEC2HEX([.A46]))" table:style-name="ce7">
            <text:p>U00CB</text:p>
          </table:table-cell>
          <table:table-cell office:value-type="float" office:value="8" table:style-name="ce9">
            <text:p>8</text:p>
          </table:table-cell>
          <table:table-cell office:value-type="float" office:value="2.82" table:style-name="ce9">
            <text:p>2,8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ciç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5" table:style-name="ce6">
            <text:p>205</text:p>
          </table:table-cell>
          <table:table-cell office:value-type="string" office:string-value="U00CD" table:formula="of:=COM.MICROSOFT.CONCAT(&quot;U00&quot;;DEC2HEX([.A47]))" table:style-name="ce7">
            <text:p>U00CD</text:p>
          </table:table-cell>
          <table:table-cell office:value-type="float" office:value="6" table:style-name="ce9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de chuv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6" table:style-name="ce6">
            <text:p>206</text:p>
          </table:table-cell>
          <table:table-cell office:value-type="string" office:string-value="U00CE" table:formula="of:=COM.MICROSOFT.CONCAT(&quot;U00&quot;;DEC2HEX([.A48]))" table:style-name="ce7">
            <text:p>U00CE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de estria glacial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4" table:style-name="ce6">
            <text:p>204</text:p>
          </table:table-cell>
          <table:table-cell office:value-type="string" office:string-value="U00CC" table:formula="of:=COM.MICROSOFT.CONCAT(&quot;U00&quot;;DEC2HEX([.A49]))" table:style-name="ce7">
            <text:p>U00CC</text:p>
          </table:table-cell>
          <table:table-cell office:value-type="float" office:value="7.09" table:style-name="ce9">
            <text:p>7,09</text:p>
          </table:table-cell>
          <table:table-cell office:value-type="float" office:value="2.5" table:style-name="ce9">
            <text:p>2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de carg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8" table:style-name="ce6">
            <text:p>208</text:p>
          </table:table-cell>
          <table:table-cell office:value-type="string" office:string-value="U00D0" table:formula="of:=COM.MICROSOFT.CONCAT(&quot;U00&quot;;DEC2HEX([.A50]))" table:style-name="ce7">
            <text:p>U00D0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assimétr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9" table:style-name="ce6">
            <text:p>209</text:p>
          </table:table-cell>
          <table:table-cell office:value-type="string" office:string-value="U00D1" table:formula="of:=COM.MICROSOFT.CONCAT(&quot;U00&quot;;DEC2HEX([.A51]))" table:style-name="ce7">
            <text:p>U00D1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cavalgant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0" table:style-name="ce6">
            <text:p>210</text:p>
          </table:table-cell>
          <table:table-cell office:value-type="string" office:string-value="U00D2" table:formula="of:=COM.MICROSOFT.CONCAT(&quot;U00&quot;;DEC2HEX([.A52]))" table:style-name="ce7">
            <text:p>U00D2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cavalgante crí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1" table:style-name="ce6">
            <text:p>211</text:p>
          </table:table-cell>
          <table:table-cell office:value-type="string" office:string-value="U00D3" table:formula="of:=COM.MICROSOFT.CONCAT(&quot;U00&quot;;DEC2HEX([.A53]))" table:style-name="ce7">
            <text:p>U00D3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cavalgante em fas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2" table:style-name="ce6">
            <text:p>212</text:p>
          </table:table-cell>
          <table:table-cell office:value-type="string" office:string-value="U00D4" table:formula="of:=COM.MICROSOFT.CONCAT(&quot;U00&quot;;DEC2HEX([.A54]))" table:style-name="ce7">
            <text:p>U00D4</text:p>
          </table:table-cell>
          <table:table-cell office:value-type="float" office:value="8" table:style-name="ce9">
            <text:p>8</text:p>
          </table:table-cell>
          <table:table-cell office:value-type="float" office:value="2.83" table:style-name="ce9">
            <text:p>2,8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cavalgante subcrí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3" table:style-name="ce6">
            <text:p>213</text:p>
          </table:table-cell>
          <table:table-cell office:value-type="string" office:string-value="U00D5" table:formula="of:=COM.MICROSOFT.CONCAT(&quot;U00&quot;;DEC2HEX([.A55]))" table:style-name="ce7">
            <text:p>U00D5</text:p>
          </table:table-cell>
          <table:table-cell office:value-type="float" office:value="6.24" table:style-name="ce9">
            <text:p>6,24</text:p>
          </table:table-cell>
          <table:table-cell office:value-type="float" office:value="2.2000000000000002" table:style-name="ce9">
            <text:p>2,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cavalgante supercrít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07" table:style-name="ce6">
            <text:p>207</text:p>
          </table:table-cell>
          <table:table-cell office:value-type="string" office:string-value="U00CF" table:formula="of:=COM.MICROSOFT.CONCAT(&quot;U00&quot;;DEC2HEX([.A56]))" table:style-name="ce7">
            <text:p>U00CF</text:p>
          </table:table-cell>
          <table:table-cell office:value-type="float" office:value="4.5" table:style-name="ce9">
            <text:p>4,5</text:p>
          </table:table-cell>
          <table:table-cell office:value-type="float" office:value="1.58" table:style-name="ce9">
            <text:p>1,58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de adesã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4" table:style-name="ce6">
            <text:p>214</text:p>
          </table:table-cell>
          <table:table-cell office:value-type="string" office:string-value="U00D6" table:formula="of:=COM.MICROSOFT.CONCAT(&quot;U00&quot;;DEC2HEX([.A57]))" table:style-name="ce7">
            <text:p>U00D6</text:p>
          </table:table-cell>
          <table:table-cell office:value-type="float" office:value="4" table:style-name="ce9">
            <text:p>4</text:p>
          </table:table-cell>
          <table:table-cell office:value-type="float" office:value="1.41" table:style-name="ce9">
            <text:p>1,4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de interferênci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5" table:style-name="ce6">
            <text:p>215</text:p>
          </table:table-cell>
          <table:table-cell office:value-type="string" office:string-value="U00D7" table:formula="of:=COM.MICROSOFT.CONCAT(&quot;U00&quot;;DEC2HEX([.A58]))" table:style-name="ce7">
            <text:p>U00D7</text:p>
          </table:table-cell>
          <table:table-cell office:value-type="float" office:value="5.39" table:style-name="ce9">
            <text:p>5,39</text:p>
          </table:table-cell>
          <table:table-cell office:value-type="float" office:value="1.9" table:style-name="ce9">
            <text:p>1,9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rca ondulada simétric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7" table:style-name="ce6">
            <text:p>217</text:p>
          </table:table-cell>
          <table:table-cell office:value-type="string" office:string-value="U00D9" table:formula="of:=COM.MICROSOFT.CONCAT(&quot;U00&quot;;DEC2HEX([.A59]))" table:style-name="ce7">
            <text:p>U00D9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ud couplet (par de argila)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9" table:style-name="ce6">
            <text:p>219</text:p>
          </table:table-cell>
          <table:table-cell office:value-type="string" office:string-value="U00DB" table:formula="of:=COM.MICROSOFT.CONCAT(&quot;U00&quot;;DEC2HEX([.A60]))" table:style-name="ce7">
            <text:p>U00DB</text:p>
          </table:table-cell>
          <table:table-cell office:value-type="float" office:value="11" table:style-name="ce9">
            <text:p>11</text:p>
          </table:table-cell>
          <table:table-cell office:value-type="float" office:value="3.88" table:style-name="ce9">
            <text:p>3,88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Roset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string" office:string-value="U00DC" table:formula="of:=COM.MICROSOFT.CONCAT(&quot;U00&quot;;DEC2HEX([.A61]))" table:style-name="ce7">
            <text:p>U00DC</text:p>
          </table:table-cell>
          <table:table-cell office:value-type="float" office:value="7" table:style-name="ce9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Seixo pingado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21" table:style-name="ce6">
            <text:p>221</text:p>
          </table:table-cell>
          <table:table-cell office:value-type="string" office:string-value="U00DD" table:formula="of:=COM.MICROSOFT.CONCAT(&quot;U00&quot;;DEC2HEX([.A62]))" table:style-name="ce7">
            <text:p>U00DD</text:p>
          </table:table-cell>
          <table:table-cell office:value-type="float" office:value="11" table:style-name="ce9">
            <text:p>11</text:p>
          </table:table-cell>
          <table:table-cell office:value-type="float" office:value="3.88" table:style-name="ce9">
            <text:p>3,88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Tepee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office:string-value="U00DE" table:formula="of:=COM.MICROSOFT.CONCAT(&quot;U00&quot;;DEC2HEX([.A63]))" table:style-name="ce7">
            <text:p>U00DE</text:p>
          </table:table-cell>
          <table:table-cell office:value-type="float" office:value="8" table:style-name="ce9">
            <text:p>8</text:p>
          </table:table-cell>
          <table:table-cell office:value-type="float" office:value="2.83" table:style-name="ce9">
            <text:p>2,8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Vulcão de lam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216" table:style-name="ce6">
            <text:p>216</text:p>
          </table:table-cell>
          <table:table-cell office:value-type="string" office:string-value="U00D8" table:formula="of:=COM.MICROSOFT.CONCAT(&quot;U00&quot;;DEC2HEX([.A64]))" table:style-name="ce7">
            <text:p>U00D8</text:p>
          </table:table-cell>
          <table:table-cell table:number-columns-repeated="2" table:style-name="ce6"/>
          <table:table-cell office:value-type="string" table:style-name="ce9">
            <text:p>PRETO 100%</text:p>
          </table:table-cell>
          <table:table-cell office:value-type="string" table:style-name="ce6">
            <text:p>Marca de sola</text:p>
          </table:table-cell>
          <table:table-cell office:value-type="string" table:style-name="ce10">
            <text:p>CPRM_Sedimentary.otf</text:p>
          </table:table-cell>
          <table:table-cell table:number-columns-repeated="3" table:style-name="ce8"/>
          <table:table-cell table:number-columns-repeated="16374"/>
        </table:table-row>
        <table:table-row table:number-rows-repeated="15" table:style-name="ro1">
          <table:table-cell table:number-columns-repeated="7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repeated="7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4" table:style-name="ce1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repeated="7" table:style-name="ce11"/>
          <table:table-cell table:number-columns-repeated="3" table:style-name="ce8"/>
          <table:table-cell table:number-columns-repeated="16374"/>
        </table:table-row>
        <table:table-row table:number-rows-repeated="9" table:style-name="ro1">
          <table:table-cell table:number-columns-repeated="7" table:style-name="ce11"/>
          <table:table-cell table:number-columns-repeated="16377" table:style-name="ce1"/>
        </table:table-row>
        <table:table-row table:number-rows-repeated="150" table:style-name="ro1">
          <table:table-cell table:number-columns-repeated="7" table:style-name="ce11"/>
          <table:table-cell table:number-columns-repeated="16377"/>
        </table:table-row>
        <table:table-row table:style-name="ro2">
          <table:table-cell table:number-columns-repeated="7" table:style-name="ce11"/>
          <table:table-cell table:number-columns-repeated="16377"/>
        </table:table-row>
        <table:table-row table:number-rows-repeated="355" table:style-name="ro1">
          <table:table-cell table:number-columns-repeated="7" table:style-name="ce11"/>
          <table:table-cell table:number-columns-repeated="16377"/>
        </table:table-row>
        <table:table-row table:number-rows-repeated="1047974" table:style-name="ro3">
          <table:table-cell table:number-columns-repeated="16384"/>
        </table:table-row>
      </table:table>
      <table:database-ranges>
        <table:database-range table:target-range-address="Página1.B2:Página1.B3" table:name="Table_2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Flávia Renata Ferreira</dc:creator>
    <dc:date>2021-09-24T22:40:50Z</dc:date>
  </office:meta>
</office:document-meta>
</file>